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7"/>
    <style:style style:name="ce2" style:family="table-cell" style:parent-style-name="Default" style:data-style-name="N60"/>
    <style:style style:name="ce3" style:family="table-cell" style:parent-style-name="Default" style:data-style-name="N6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/>
          <table:table-cell office:value-type="string">
            <text:p>Sky Counts</text:p>
          </table:table-cell>
          <table:table-cell office:value-type="string">
            <text:p>Airmass</text:p>
          </table:table-cell>
          <table:table-cell office:value-type="string">
            <text:p>Mag</text:p>
          </table:table-cell>
          <table:table-cell office:value-type="string">
            <text:p>Corrected</text:p>
          </table:table-cell>
          <table:table-cell/>
          <table:table-cell table:style-name="Default" office:value-type="string">
            <text:p>Conversion factor</text:p>
          </table:table-cell>
          <table:table-cell table:style-name="Default" office:value-type="string">
            <text:p>Converted Flux</text:p>
          </table:table-cell>
          <table:table-cell table:number-columns-repeated="2"/>
          <table:table-cell office:value-type="string">
            <text:p>A Ext (Schlegel)</text:p>
          </table:table-cell>
          <table:table-cell office:value-type="string">
            <text:p>Distance (MP) </text:p>
          </table:table-cell>
          <table:table-cell office:value-type="string">
            <text:p>Luminosity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SO384-G016</text:p>
          </table:table-cell>
          <table:table-cell/>
          <table:table-cell office:value-type="float" office:value="93.11109">
            <text:p>93.11</text:p>
          </table:table-cell>
          <table:table-cell table:style-name="ce1" office:value-type="float" office:value="1.353">
            <text:p>1.3530</text:p>
          </table:table-cell>
          <table:table-cell table:formula="oooc:=-2.5*LOG([.C3];10)+25" office:value-type="float" office:value="20.077496473192">
            <text:p>20.08</text:p>
          </table:table-cell>
          <table:table-cell table:formula="oooc:=[.E3]-0.114*[.D3]" office:value-type="float" office:value="19.923254473192">
            <text:p>19.92</text:p>
          </table:table-cell>
          <table:table-cell table:formula="oooc:=10^(([.F3]-25)/-2.5)" office:value-type="float" office:value="107.324336118617">
            <text:p>107.32</text:p>
          </table:table-cell>
          <table:table-cell office:value-type="float" office:value="1.36E-020">
            <text:p>1.36E-020</text:p>
          </table:table-cell>
          <table:table-cell table:formula="oooc:=[.G3]*[.H3]" office:value-type="float" office:value="1.45961097121319E-018">
            <text:p>1.46E-18</text:p>
          </table:table-cell>
          <table:table-cell table:number-columns-repeated="2"/>
          <table:table-cell table:style-name="ce1" office:value-type="float" office:value="0.1717">
            <text:p>0.1717</text:p>
          </table:table-cell>
          <table:table-cell office:value-type="float" office:value="4.53">
            <text:p>4.53</text:p>
          </table:table-cell>
          <table:table-cell table:formula="oooc:=LOG(10^((2.5*LOG([.I3];10)+[.L3])/2.5)*4*3.1415927*[.M3]^2*9.548;10)+48" office:value-type="float" office:value="33.6242358038917">
            <text:p>33.62</text:p>
          </table:table-cell>
        </table:table-row>
        <table:table-row table:style-name="ro1">
          <table:table-cell office:value-type="string">
            <text:p>ESO407-G018</text:p>
          </table:table-cell>
          <table:table-cell/>
          <table:table-cell office:value-type="float" office:value="93.51702">
            <text:p>93.52</text:p>
          </table:table-cell>
          <table:table-cell office:value-type="float" office:value="1.569">
            <text:p>1.57</text:p>
          </table:table-cell>
          <table:table-cell table:formula="oooc:=-2.5*LOG([.C4];10)+25" office:value-type="float" office:value="20.0727733519791">
            <text:p>20.07</text:p>
          </table:table-cell>
          <table:table-cell table:formula="oooc:=[.E4]-0.114*[.D4]" office:value-type="float" office:value="19.8939073519791">
            <text:p>19.89</text:p>
          </table:table-cell>
          <table:table-cell table:formula="oooc:=10^(([.F4]-25)/-2.5)" office:value-type="float" office:value="110.26484192615">
            <text:p>110.26</text:p>
          </table:table-cell>
          <table:table-cell office:value-type="float" office:value="1.43E-020">
            <text:p>1.43E-020</text:p>
          </table:table-cell>
          <table:table-cell table:formula="oooc:=[.G4]*[.H4]" office:value-type="float" office:value="1.57678723954395E-018">
            <text:p>1.58E-18</text:p>
          </table:table-cell>
          <table:table-cell table:number-columns-repeated="2"/>
          <table:table-cell table:style-name="ce1" office:value-type="float" office:value="0.0348">
            <text:p>0.0348</text:p>
          </table:table-cell>
          <table:table-cell office:value-type="float" office:value="3.21">
            <text:p>3.21</text:p>
          </table:table-cell>
          <table:table-cell table:formula="oooc:=LOG(10^((2.5*LOG([.I4];10)+[.L4])/2.5)*4*3.1415927*[.M4]^2*9.548;10)+48" office:value-type="float" office:value="33.3038254422557">
            <text:p>33.3</text:p>
          </table:table-cell>
        </table:table-row>
        <table:table-row table:style-name="ro1">
          <table:table-cell office:value-type="string">
            <text:p>HIPASS_J1337-39</text:p>
          </table:table-cell>
          <table:table-cell/>
          <table:table-cell office:value-type="float" office:value="180">
            <text:p>180</text:p>
          </table:table-cell>
          <table:table-cell office:value-type="float" office:value="1.079">
            <text:p>1.08</text:p>
          </table:table-cell>
          <table:table-cell table:formula="oooc:=-2.5*LOG([.C5];10)+25" office:value-type="float" office:value="19.3618187372417">
            <text:p>19.36</text:p>
          </table:table-cell>
          <table:table-cell table:formula="oooc:=[.E5]-0.114*[.D5]" office:value-type="float" office:value="19.2388127372417">
            <text:p>19.24</text:p>
          </table:table-cell>
          <table:table-cell table:formula="oooc:=10^(([.F5]-25)/-2.5)" office:value-type="float" office:value="201.592748068898">
            <text:p>201.59</text:p>
          </table:table-cell>
          <table:table-cell office:value-type="float" office:value="2.01E-020">
            <text:p>2.01E-020</text:p>
          </table:table-cell>
          <table:table-cell table:formula="oooc:=[.G5]*[.H5]" office:value-type="float" office:value="4.05201423618484E-018">
            <text:p>4.05E-18</text:p>
          </table:table-cell>
          <table:table-cell table:number-columns-repeated="2"/>
          <table:table-cell table:style-name="ce1" office:value-type="float" office:value="0.1717">
            <text:p>0.1717</text:p>
          </table:table-cell>
          <table:table-cell office:value-type="float" office:value="4.9">
            <text:p>4.9</text:p>
          </table:table-cell>
          <table:table-cell table:formula="oooc:=LOG(10^((2.5*LOG([.I5];10)+[.L5])/2.5)*4*3.1415927*[.M5]^2*9.548;10)+48" office:value-type="float" office:value="34.1358654033534">
            <text:p>34.14</text:p>
          </table:table-cell>
        </table:table-row>
        <table:table-row table:style-name="ro1">
          <table:table-cell office:value-type="string">
            <text:p>NGC59</text:p>
          </table:table-cell>
          <table:table-cell/>
          <table:table-cell office:value-type="float" office:value="3.542544">
            <text:p>3.54</text:p>
          </table:table-cell>
          <table:table-cell office:value-type="float" office:value="1.234">
            <text:p>1.23</text:p>
          </table:table-cell>
          <table:table-cell table:formula="oooc:=-2.5*LOG([.C6];10)+25" office:value-type="float" office:value="23.6267118672824">
            <text:p>23.63</text:p>
          </table:table-cell>
          <table:table-cell table:formula="oooc:=[.E6]-0.114*[.D6]" office:value-type="float" office:value="23.4860358672824">
            <text:p>23.49</text:p>
          </table:table-cell>
          <table:table-cell table:formula="oooc:=10^(([.F6]-25)/-2.5)" office:value-type="float" office:value="4.03260471051287">
            <text:p>4.03</text:p>
          </table:table-cell>
          <table:table-cell office:value-type="float" office:value="1.93E-020">
            <text:p>1.93E-020</text:p>
          </table:table-cell>
          <table:table-cell table:formula="oooc:=[.G6]*[.H6]" office:value-type="float" office:value="7.78292709128984E-020">
            <text:p>7.78E-20</text:p>
          </table:table-cell>
          <table:table-cell table:number-columns-repeated="2"/>
          <table:table-cell table:style-name="ce1" office:value-type="float" office:value="0.0464">
            <text:p>0.0464</text:p>
          </table:table-cell>
          <table:table-cell office:value-type="float" office:value="5.3">
            <text:p>5.3</text:p>
          </table:table-cell>
          <table:table-cell table:formula="oooc:=LOG(10^((2.5*LOG([.I6];10)+[.L6])/2.5)*4*3.1415927*[.M6]^2*9.548;10)+48" office:value-type="float" office:value="32.437376982069">
            <text:p>32.4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>
            <text:p>HIPASS_J1321-31</text:p>
          </table:table-cell>
          <table:table-cell/>
          <table:table-cell office:value-type="float" office:value="102.7781">
            <text:p>102.78</text:p>
          </table:table-cell>
          <table:table-cell office:value-type="float" office:value="1.283">
            <text:p>1.28</text:p>
          </table:table-cell>
          <table:table-cell table:formula="oooc:=-2.5*LOG([.C8];10)+25" office:value-type="float" office:value="19.9702485378263">
            <text:p>19.97</text:p>
          </table:table-cell>
          <table:table-cell table:formula="oooc:=[.E8]-0.114*[.D8]" office:value-type="float" office:value="19.8239865378263">
            <text:p>19.82</text:p>
          </table:table-cell>
          <table:table-cell table:formula="oooc:=10^(([.F8]-25)/-2.5)" office:value-type="float" office:value="117.599475527572">
            <text:p>117.6</text:p>
          </table:table-cell>
          <table:table-cell office:value-type="float" office:value="2.01E-020">
            <text:p>2.01E-020</text:p>
          </table:table-cell>
          <table:table-cell table:formula="oooc:=[.G8]*[.H8]" office:value-type="float" office:value="2.3637494581042E-018">
            <text:p>2.36E-18</text:p>
          </table:table-cell>
          <table:table-cell table:number-columns-repeated="2"/>
          <table:table-cell office:value-type="float" office:value="0.14384">
            <text:p>0.14</text:p>
          </table:table-cell>
          <table:table-cell office:value-type="float" office:value="5.2">
            <text:p>5.2</text:p>
          </table:table-cell>
          <table:table-cell table:style-name="ce1" table:formula="oooc:=LOG(10^((2.5*LOG([.I8];10)+[.L8])/2.5)*4*3.1415927*[.M8]^2*9.548;10)+48" office:value-type="float" office:value="33.9422664103321">
            <text:p>33.9423</text:p>
          </table:table-cell>
        </table:table-row>
        <table:table-row table:style-name="ro1">
          <table:table-cell office:value-type="string">
            <text:p>ESO294-G010</text:p>
          </table:table-cell>
          <table:table-cell/>
          <table:table-cell office:value-type="float" office:value="68.20942">
            <text:p>68.21</text:p>
          </table:table-cell>
          <table:table-cell office:value-type="float" office:value="1.088">
            <text:p>1.09</text:p>
          </table:table-cell>
          <table:table-cell table:formula="oooc:=-2.5*LOG([.C9];10)+25" office:value-type="float" office:value="20.4153891083914">
            <text:p>20.42</text:p>
          </table:table-cell>
          <table:table-cell table:formula="oooc:=[.E9]-0.114*[.D9]" office:value-type="float" office:value="20.2913571083914">
            <text:p>20.29</text:p>
          </table:table-cell>
          <table:table-cell table:formula="oooc:=10^(([.F9]-25)/-2.5)" office:value-type="float" office:value="76.4640252594537">
            <text:p>76.46</text:p>
          </table:table-cell>
          <table:table-cell office:value-type="float" office:value="1.93E-020">
            <text:p>1.93E-020</text:p>
          </table:table-cell>
          <table:table-cell table:formula="oooc:=[.G9]*[.H9]" office:value-type="float" office:value="1.47575568750746E-018">
            <text:p>1.48E-18</text:p>
          </table:table-cell>
          <table:table-cell table:number-columns-repeated="2"/>
          <table:table-cell office:value-type="float" office:value="0.01392">
            <text:p>0.01</text:p>
          </table:table-cell>
          <table:table-cell office:value-type="float" office:value="1.92">
            <text:p>1.92</text:p>
          </table:table-cell>
          <table:table-cell table:style-name="ce1" table:formula="oooc:=LOG(10^((2.5*LOG([.I9];10)+[.L9])/2.5)*4*3.1415927*[.M9]^2*9.548;10)+48" office:value-type="float" office:value="32.8203072038309">
            <text:p>32.8203</text:p>
          </table:table-cell>
        </table:table-row>
        <table:table-row table:style-name="ro1">
          <table:table-cell office:value-type="string">
            <text:p>ESO540-G030</text:p>
          </table:table-cell>
          <table:table-cell/>
          <table:table-cell office:value-type="float" office:value="114.6275">
            <text:p>114.63</text:p>
          </table:table-cell>
          <table:table-cell office:value-type="float" office:value="1.067">
            <text:p>1.07</text:p>
          </table:table-cell>
          <table:table-cell table:formula="oooc:=-2.5*LOG([.C10];10)+25" office:value-type="float" office:value="19.8517779483841">
            <text:p>19.85</text:p>
          </table:table-cell>
          <table:table-cell table:formula="oooc:=[.E10]-0.114*[.D10]" office:value-type="float" office:value="19.7301399483841">
            <text:p>19.73</text:p>
          </table:table-cell>
          <table:table-cell table:formula="oooc:=10^(([.F10]-25)/-2.5)" office:value-type="float" office:value="128.216530445431">
            <text:p>128.22</text:p>
          </table:table-cell>
          <table:table-cell office:value-type="float" office:value="1.93E-020">
            <text:p>1.93E-020</text:p>
          </table:table-cell>
          <table:table-cell table:formula="oooc:=[.G10]*[.H10]" office:value-type="float" office:value="2.47457903759682E-018">
            <text:p>2.47E-18</text:p>
          </table:table-cell>
          <table:table-cell table:number-columns-repeated="2"/>
          <table:table-cell office:value-type="float" office:value="0.13688">
            <text:p>0.14</text:p>
          </table:table-cell>
          <table:table-cell office:value-type="float" office:value="3.4">
            <text:p>3.4</text:p>
          </table:table-cell>
          <table:table-cell table:style-name="ce1" table:formula="oooc:=LOG(10^((2.5*LOG([.I10];10)+[.L10])/2.5)*4*3.1415927*[.M10]^2*9.548;10)+48" office:value-type="float" office:value="33.5903334445112">
            <text:p>33.5903</text:p>
          </table:table-cell>
        </table:table-row>
        <table:table-row table:style-name="ro1">
          <table:table-cell office:value-type="string">
            <text:p>ESO540-G032</text:p>
          </table:table-cell>
          <table:table-cell/>
          <table:table-cell office:value-type="float" office:value="31.92833">
            <text:p>31.93</text:p>
          </table:table-cell>
          <table:table-cell office:value-type="float" office:value="1.02">
            <text:p>1.02</text:p>
          </table:table-cell>
          <table:table-cell table:formula="oooc:=-2.5*LOG([.C11];10)+25" office:value-type="float" office:value="21.2395594912142">
            <text:p>21.24</text:p>
          </table:table-cell>
          <table:table-cell table:formula="oooc:=[.E11]-0.114*[.D11]" office:value-type="float" office:value="21.1232794912142">
            <text:p>21.12</text:p>
          </table:table-cell>
          <table:table-cell table:formula="oooc:=10^(([.F11]-25)/-2.5)" office:value-type="float" office:value="35.5376088983212">
            <text:p>35.54</text:p>
          </table:table-cell>
          <table:table-cell office:value-type="float" office:value="1.93E-020">
            <text:p>1.93E-020</text:p>
          </table:table-cell>
          <table:table-cell table:formula="oooc:=[.G11]*[.H11]" office:value-type="float" office:value="6.85875851737599E-019">
            <text:p>6.86E-19</text:p>
          </table:table-cell>
          <table:table-cell table:number-columns-repeated="2"/>
          <table:table-cell office:value-type="float" office:value="0.0464">
            <text:p>0.05</text:p>
          </table:table-cell>
          <table:table-cell office:value-type="float" office:value="3.42">
            <text:p>3.42</text:p>
          </table:table-cell>
          <table:table-cell table:style-name="ce1" table:formula="oooc:=LOG(10^((2.5*LOG([.I11];10)+[.L11])/2.5)*4*3.1415927*[.M11]^2*9.548;10)+48" office:value-type="float" office:value="33.0019800054069">
            <text:p>33.0020</text:p>
          </table:table-cell>
        </table:table-row>
        <table:table-row table:style-name="ro1">
          <table:table-cell office:value-type="string">
            <text:p>ESO410-G005</text:p>
          </table:table-cell>
          <table:table-cell/>
          <table:table-cell office:value-type="float" office:value="27.44447">
            <text:p>27.44</text:p>
          </table:table-cell>
          <table:table-cell office:value-type="float" office:value="1.026">
            <text:p>1.03</text:p>
          </table:table-cell>
          <table:table-cell table:formula="oooc:=-2.5*LOG([.C12];10)+25" office:value-type="float" office:value="21.4038628794402">
            <text:p>21.4</text:p>
          </table:table-cell>
          <table:table-cell table:formula="oooc:=[.E12]-0.114*[.D12]" office:value-type="float" office:value="21.2868988794402">
            <text:p>21.29</text:p>
          </table:table-cell>
          <table:table-cell table:formula="oooc:=10^(([.F12]-25)/-2.5)" office:value-type="float" office:value="30.5661294621561">
            <text:p>30.57</text:p>
          </table:table-cell>
          <table:table-cell office:value-type="float" office:value="1.43E-020">
            <text:p>1.43E-020</text:p>
          </table:table-cell>
          <table:table-cell table:formula="oooc:=[.G12]*[.H12]" office:value-type="float" office:value="4.37095651308832E-019">
            <text:p>4.37E-19</text:p>
          </table:table-cell>
          <table:table-cell table:number-columns-repeated="2"/>
          <table:table-cell office:value-type="float" office:value="0.13688">
            <text:p>0.14</text:p>
          </table:table-cell>
          <table:table-cell office:value-type="float" office:value="1.92">
            <text:p>1.92</text:p>
          </table:table-cell>
          <table:table-cell table:style-name="ce1" table:formula="oooc:=LOG(10^((2.5*LOG([.I12];10)+[.L12])/2.5)*4*3.1415927*[.M12]^2*9.548;10)+48" office:value-type="float" office:value="32.3410532238687">
            <text:p>32.34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10/28/2009</text:date>, <text:time>14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0-21T13:05:34</meta:creation-date>
    <dc:creator>Cameron Sobie</dc:creator>
    <dc:date>2009-10-28T14:42:59</dc:date>
    <meta:editing-cycles>5</meta:editing-cycles>
    <meta:editing-duration>PT1H13M48S</meta:editing-duration>
    <meta:user-defined meta:name="Info 1"/>
    <meta:user-defined meta:name="Info 2"/>
    <meta:user-defined meta:name="Info 3"/>
    <meta:user-defined meta:name="Info 4"/>
    <meta:document-statistic meta:table-count="3" meta:cell-count="109"/>
  </office:meta>
</office:document-meta>
</file>